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292926" calcext:value-type="float">
            <text:p>2,293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292926" calcext:value-type="float">
            <text:p>2,293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591712" calcext:value-type="float">
            <text:p>2,592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591712" calcext:value-type="float">
            <text:p>2,592</text:p>
          </table:table-cell>
          <table:table-cell table:style-name="ce4" table:formula="of:=[.E6]/[.$E$5]" office:value-type="float" office:value="1.13030773779878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14.717396" calcext:value-type="float">
            <text:p>14,717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14.717396" calcext:value-type="float">
            <text:p>14,717</text:p>
          </table:table-cell>
          <table:table-cell table:style-name="ce4" table:formula="of:=[.E7]/[.$E$5]" office:value-type="float" office:value="6.41860923553573" calcext:value-type="float">
            <text:p>6,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55.387587" calcext:value-type="float">
            <text:p>55,388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55.387587" calcext:value-type="float">
            <text:p>55,388</text:p>
          </table:table-cell>
          <table:table-cell table:style-name="ce4" table:formula="of:=[.E8]/[.$E$5]" office:value-type="float" office:value="24.155854571844" calcext:value-type="float">
            <text:p>24,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5.080759" calcext:value-type="float">
            <text:p>25,081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20903992578534" calcext:value-type="float">
            <text:p>0,209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5.090551" calcext:value-type="float">
            <text:p>25,091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208958344517823" calcext:value-type="float">
            <text:p>0,209</text:p>
          </table:table-cell>
          <table:table-cell table:style-name="ce4" table:formula="of:=[.E15]/[.$E$14]" office:value-type="float" office:value="0.999609733560654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5.957843" calcext:value-type="float">
            <text:p>5,958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879996334243786" calcext:value-type="float">
            <text:p>0,880</text:p>
          </table:table-cell>
          <table:table-cell table:style-name="ce4" table:formula="of:=[.E16]/[.$E$14]" office:value-type="float" office:value="4.20970458603894" calcext:value-type="float">
            <text:p>4,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42425" calcext:value-type="float">
            <text:p>0,042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23.579964643489" calcext:value-type="float">
            <text:p>123,580</text:p>
          </table:table-cell>
          <table:table-cell table:style-name="ce4" table:formula="of:=[.E17]/[.$E$14]" office:value-type="float" office:value="591.178762522098" calcext:value-type="float">
            <text:p>591,2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14667" calcext:value-type="float">
            <text:p>0,714667</text:p>
          </table:table-cell>
          <table:table-cell office:value-type="float" office:value="1.060833" calcext:value-type="float">
            <text:p>1,060833</text:p>
          </table:table-cell>
          <table:table-cell office:value-type="float" office:value="2.292926" calcext:value-type="float">
            <text:p>2,2929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15113" calcext:value-type="float">
            <text:p>0,915113</text:p>
          </table:table-cell>
          <table:table-cell office:value-type="float" office:value="1.205476" calcext:value-type="float">
            <text:p>1,205476</text:p>
          </table:table-cell>
          <table:table-cell office:value-type="float" office:value="2.591712" calcext:value-type="float">
            <text:p>2,5917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1.655436" calcext:value-type="float">
            <text:p>101,655436</text:p>
          </table:table-cell>
          <table:table-cell office:value-type="float" office:value="3.175864" calcext:value-type="float">
            <text:p>3,175864</text:p>
          </table:table-cell>
          <table:table-cell office:value-type="float" office:value="14.717396" calcext:value-type="float">
            <text:p>14,7173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08755" calcext:value-type="float">
            <text:p>47,08755</text:p>
          </table:table-cell>
          <table:table-cell office:value-type="float" office:value="8.19336" calcext:value-type="float">
            <text:p>8,19336</text:p>
          </table:table-cell>
          <table:table-cell office:value-type="float" office:value="55.387587" calcext:value-type="float">
            <text:p>55,387587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5.047462" calcext:value-type="float">
            <text:p>25,047462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25.080759" calcext:value-type="float">
            <text:p>25,080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5.059839" calcext:value-type="float">
            <text:p>25,059839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25.090551" calcext:value-type="float">
            <text:p>25,0905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4.091989" calcext:value-type="float">
            <text:p>44,091989</text:p>
          </table:table-cell>
          <table:table-cell office:value-type="float" office:value="0.132529" calcext:value-type="float">
            <text:p>0,132529</text:p>
          </table:table-cell>
          <table:table-cell office:value-type="float" office:value="5.957843" calcext:value-type="float">
            <text:p>5,9578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27365" calcext:value-type="float">
            <text:p>0,027365</text:p>
          </table:table-cell>
          <table:table-cell office:value-type="float" office:value="0.01498" calcext:value-type="float">
            <text:p>0,01498</text:p>
          </table:table-cell>
          <table:table-cell office:value-type="float" office:value="0.042425" calcext:value-type="float">
            <text:p>0,042425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16:39:45.510734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8T17:19:45.186518802</dc:date>
    <meta:editing-duration>PT7H18M9S</meta:editing-duration>
    <meta:editing-cycles>29</meta:editing-cycles>
    <meta:generator>LibreOffice/6.0.6.1$Linux_X86_64 LibreOffice_project/00$Build-1</meta:generator>
    <meta:document-statistic meta:table-count="3" meta:cell-count="122" meta:object-count="0"/>
  </office:meta>
</office:document-meta>
</file>